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38d07" officeooo:paragraph-rsid="00038d07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38d07" officeooo:paragraph-rsid="00038d0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5088e" officeooo:paragraph-rsid="0005088e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6f8ff" officeooo:paragraph-rsid="0006f8f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7a430" officeooo:paragraph-rsid="0007a430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5088e" officeooo:paragraph-rsid="0005088e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6f8ff" officeooo:paragraph-rsid="0006f8ff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7a430" officeooo:paragraph-rsid="0007a43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38d07" officeooo:paragraph-rsid="00038d07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814d3" officeooo:paragraph-rsid="000814d3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097425" officeooo:paragraph-rsid="00097425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6f8ff" officeooo:paragraph-rsid="0006f8ff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7ba5d" officeooo:paragraph-rsid="0007ba5d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814d3" officeooo:paragraph-rsid="000814d3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97425" officeooo:paragraph-rsid="0009742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5b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/>
      <text:p text:style-name="P2">Padrão DAO</text:p>
      <text:p text:style-name="P1"><text:tab/>O padrão DAO veio para separa a lógica de negocio da lógica de persistência de dados, dessa forma podemos mudar a forma de persistência sem que precisamos mudar a lógica de negocio. Ela é responsável por fornecer operações crud para que possamos usar no sistema. Outra característica é a abstração dos métodos.</text:p>
      <text:p text:style-name="P1"/>
      <text:p text:style-name="P2">Desvantagem</text:p>
      <text:p text:style-name="P1">Paca cada objeto tem que ser criado uma formação crud e ruim para alteração </text:p>
      <text:p text:style-name="P1"/>
      <text:p text:style-name="P2">Padrão Strategy</text:p>
      <text:p text:style-name="P1"><text:tab/>O objetivo e definir uma família de algoritmos em um método único e encapsulá-los assim dando a facilidade que o algoritmo seja modificado para todas as implementações sem que eu precise fazer esse ato em todas as implementações . </text:p>
      <text:p text:style-name="P1"/>
      <text:p text:style-name="P2">Desvantagem</text:p>
      <text:p text:style-name="P1">O uso de outro objeto para uso dos cálculos sedo estanciado.</text:p>
      <text:p text:style-name="P1"/>
      <text:p text:style-name="P3">Padrão Observer</text:p>
      <text:p text:style-name="P6">O padrão observer faz uma dependência de um para muitos, ou seja, muitos objetos depende de alterações em um objeto que faça que todos objetos alterem de acordo com <text:s/>os seus dados.</text:p>
      <text:p text:style-name="P6"/>
      <text:p text:style-name="P4">Métodos que compõe o observer</text:p>
      <text:p text:style-name="P4">Subject – <text:span text:style-name="T1">É o que mantem os dados compartilhados entre o único objetos e os demais e também os observadores estarão nele.</text:span></text:p>
      <text:p text:style-name="P7"/>
      <text:p text:style-name="P4">Desvantagem</text:p>
      <text:p text:style-name="P8">Temos que ter muito cuidado com implementações futuras no sistema pois pode ocorrer erros nos observadores.</text:p>
      <text:p text:style-name="P8"/>
      <text:p text:style-name="P5">Padrão Facade</text:p>
      <text:p text:style-name="P13">Serve para fornece uma interface unificada para um conjunto de interfaces de subsistemas . Resumindo, fornece uma interface para manipular os subsistemas de um programa mais facilmente. Para isso, basta criamos a classe fachada onde inicializamos todos os subsistemas sendo assim. <text:soft-page-break/>Tiramos toda a responsabilidade do cliente chama essas demais classes chamando apenas a classe fachada</text:p>
      <text:p text:style-name="P10">Desvantagem</text:p>
      <text:p text:style-name="P14">O problema desse sistema é que o classe fachada pode cresce descontroladamente se tornando muito grande </text:p>
      <text:p text:style-name="P14"/>
      <text:p text:style-name="P10">Singleton</text:p>
      <text:p text:style-name="P14">O padrão singleton serve para manter apenas uma instancia de um objeto em toda interação mantendo todas as informações das interações apenas em uma <text:span text:style-name="T2">instancia. Sua</text:span> maior vantagem é exatamente unifica os dados de uma instancia. Isso também pode ser uma desvantagem pois a classe pode ser chamada em qualquer lugar do código pois o método de verificação do objeto unificado e estatico.</text:p>
      <text:p text:style-name="P14"/>
      <text:p text:style-name="P11">Iterator </text:p>
      <text:p text:style-name="P15">O objetivo do padrão <text:span text:style-name="T2">I</text:span>terator é fornecer acesso sequencialmente <text:span text:style-name="T2">aos</text:span> elementos de um objeto agregado sem expor representação <text:span text:style-name="T2">subjacente. Assim usando esse padrão podemos acessar elementos de um conjunto de dados sem precisa saber sua implementação</text:span></text:p>
      <text:p text:style-name="P7"/>
      <text:p text:style-name="P3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44:54.252109049</meta:creation-date>
    <dc:date>2018-12-15T18:29:13.295580234</dc:date>
    <meta:editing-duration>PT52M50S</meta:editing-duration>
    <meta:editing-cycles>5</meta:editing-cycles>
    <meta:generator>LibreOffice/6.1.2.1$Linux_x86 LibreOffice_project/10$Build-1</meta:generator>
    <meta:document-statistic meta:table-count="0" meta:image-count="0" meta:object-count="0" meta:page-count="2" meta:paragraph-count="23" meta:word-count="375" meta:character-count="2347" meta:non-whitespace-character-count="1985"/>
  </office:meta>
</office:document-meta>
</file>